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EP4CE15E22C8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AMS1117-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AZ1117-1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W25Q16JVSNIQ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75LVC1G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MBT390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32MHz oscillator 32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50MHz oscillator 32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FJ2481BH (Hex display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L3301NF065QG (button)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Test point 2.5mm 1mm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0u 6.3x5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47u 12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K6 080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220 0805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0K 080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33 080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K 0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Socket 2.54mm 2x20 ang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Socket 2.54mm 6x2 ang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.54mm 2x5 shroud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.54mm 2x20 angl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.54mm 1x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Ferrite bead 0805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 table:number-rows-repeated="104836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3:11:48.3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19:19.125000000</meta:creation-date>
    <dc:date>2025-05-10T15:00:34.493000000</dc:date>
    <meta:editing-duration>P3DT16H43M50S</meta:editing-duration>
    <meta:editing-cycles>23</meta:editing-cycles>
    <meta:generator>LibreOffice/7.6.6.3$Windows_X86_64 LibreOffice_project/d97b2716a9a4a2ce1391dee1765565ea469b0ae7</meta:generator>
    <meta:document-statistic meta:table-count="1" meta:cell-count="331" meta:object-count="0"/>
  </office:meta>
</office:document-meta>
</file>